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tohle je testovaci</text:span><text:span text:style-name="T1"><text:tab/></text:span></text:p>
          </draw:text-box>
        </draw:frame>
        <draw:frame draw:name="Google Shape;129;p13" presentation:style-name="pr2" draw:text-style-name="P3" draw:layer="layout" svg:width="14.892cm" svg:height="1.451cm" svg:x="5.163cm" svg:y="9.481cm" presentation:class="subtitle" presentation:user-transformed="true">
          <draw:text-box>
            <text:p text:style-name="P1"><text:span text:style-name="T2">prezentace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 slide&#9;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test slide</text:span><text:span text:style-name="T3"><text:tab/></text:span></text:p>
          </draw:text-box>
        </draw:frame>
        <draw:frame draw:name="Google Shape;135;p14" presentation:style-name="pr5" draw:text-style-name="P8" draw:layer="layout" svg:width="20.848cm" svg:height="6.799cm" svg:x="2.275cm" svg:y="5.53cm" presentation:class="outline" presentation:user-transformed="true">
          <draw:text-box>
            <text:p text:style-name="P7"><text:span text:style-name="T4">text testovaciho slidu</text:span></text:p>
          </draw:text-box>
        </draw:frame>
        <presentation:notes draw:style-name="dp2">
          <draw:page-thumbnail draw:name="Google Shape;131;g1590ceaddf1_0_0:notes" draw:style-name="gr1" draw:layer="layout" svg:width="16.932cm" svg:height="9.524cm" svg:x="1.059cm" svg:y="1.905cm" draw:page-number="2" presentation:class="page"/>
          <draw:frame draw:name="Google Shape;132;g1590ceaddf1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